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text-properties style:font-name-asian="MS Mincho" style:font-name-complex="Tahoma3"/>
    </style:style>
    <style:style style:name="P17" style:family="paragraph" style:parent-style-name="Text_20_body" style:list-style-name="L1">
      <style:paragraph-properties fo:margin-top="0cm" fo:margin-bottom="0cm"/>
    </style:style>
    <style:style style:name="P18" style:family="paragraph" style:parent-style-name="Text_20_body">
      <style:paragraph-properties fo:break-before="page"/>
      <style:text-properties style:font-name-asian="MS Mincho" style:font-name-complex="Tahoma3"/>
    </style:style>
    <style:style style:name="P19" style:family="paragraph" style:parent-style-name="Heading_20_1">
      <style:text-properties style:font-name-asian="MS Mincho" style:font-name-complex="Tahoma3"/>
    </style:style>
    <style:style style:name="P20" style:family="paragraph" style:parent-style-name="Heading_20_1">
      <style:paragraph-properties fo:break-before="page"/>
    </style:style>
    <style:style style:name="P21" style:family="paragraph" style:parent-style-name="Heading_20_2">
      <style:text-properties fo:font-size="16pt" style:font-size-asian="16pt" style:font-size-complex="16pt"/>
    </style:style>
    <style:style style:name="P22" style:family="paragraph" style:parent-style-name="Heading_20_3">
      <style:text-properties fo:font-size="14pt" style:font-size-asian="14pt" style:font-size-complex="14pt"/>
    </style:style>
    <style:style style:name="P23" style:family="paragraph">
      <style:text-properties style:font-name="Arial2" fo:font-size="10pt" fo:font-weight="bold" style:font-size-asian="10pt" style:font-weight-asian="bold" style:font-size-complex="10pt" style:font-weight-complex="bold"/>
    </style:style>
    <style:style style:name="T1" style:family="text">
      <style:text-properties fo:color="#000080" style:font-name="Arial2" fo:font-size="10pt" fo:font-weight="bold" style:font-size-asian="10pt" style:font-weight-asian="bold" style:font-size-complex="10pt" style:font-weight-complex="bold"/>
    </style:style>
    <style:style style:name="T2" style:family="text">
      <style:text-properties style:font-name="Arial2" fo:font-size="10pt" fo:font-weight="normal" style:font-size-asian="10pt" style:font-weight-asian="normal" style:font-size-complex="10pt" style:font-weight-complex="normal"/>
    </style:style>
    <style:style style:name="T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style:font-name="Arial2" fo:font-size="10pt" fo:font-weight="bold" style:font-size-asian="10pt" style:font-weight-asian="bold" style:font-size-complex="10pt" style:font-weight-complex="bold"/>
    </style:style>
    <style:style style:name="T5" style:family="text">
      <style:text-properties fo:color="#800000" style:font-name="Arial2" fo:font-size="10pt" fo:font-weight="bold" style:font-size-asian="10pt" style:font-weight-asian="bold" style:font-size-complex="10pt" style:font-weight-complex="bold"/>
    </style:style>
    <style:style style:name="T6"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0"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0"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1" text:outline-level="2"><text:bookmark text:name="__RefHeading__394_1336058694"/>Document applicables/Documents de référence <text:bookmark-end text:name="__RefHeading__394_1336058694"/></text:h>
      <text:h text:style-name="P22"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2"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415930838" text:style-name="L1">
        <text:list-item>
          <text:p text:style-name="P17">Plan-type «dossier de gestion de la documentation»</text:p>
        </text:list-item>
        <text:list-item>
          <text:p text:style-name="P17">etc.</text:p>
        </text:list-item>
      </text:list>
      <text:h text:style-name="P21"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p text:style-name="P18"/>
      <text:h text:style-name="P19" text:outline-level="1"><text:bookmark text:name="__RefHeading__402_1336058694"/>Solution Spécifique - Critères Techniques et Fonctionnels<text:bookmark-end text:name="__RefHeading__402_1336058694"/></text:h>
      <text:p text:style-name="P12"/>
      <text:h text:style-name="Heading_20_2" text:outline-level="2">Facilité d’intégration dans le SI de l’entreprise</text:h>
      <text:p text:style-name="Text_20_body">L’entreprise n’a pas encore un Système d'information bien informatisé. Cela implique un besoin de formation de personnel, en considérant les différents profils d’utilisateur (ouvriers, comptables, etc) et les besoins spécifique de GSTP. Pour ce cas la, la solution spécifique est bien adaptée, car son cycle de développement prend déjà en considération les tests et validation des utilisateurs.</text:p>
      <text:p text:style-name="Text_20_body"/>
      <text:h text:style-name="Heading_20_2" text:outline-level="2">Adéquation aux besoins fonctionnels</text:h>
      <text:p text:style-name="Text_20_body">La solution spécifique est spécialement conçu pour être bien adapté aux besoins fonctionnels. La modélisation de les entités utilisées par GSTP (spécifiques ou généraux), tels comme le matériel, le chantier, la planification et la facture fourni une bonne cohérence aux besoins fonctionnels. En plus, l’utilisation d’une stockage centralisée donne au système une considérable optimisation des échanges de données (moins fiches papiers; pas plus de disquettes). Finalement, l’utilisation des interfaces Web pour toutes les applications donne à ce système une appréciable portabilité et, en dépendant des méthodes d’assurance qualité et gestion de projet adoptés, un haut niveau de standardisation.</text:p>
      <text:p text:style-name="Text_20_body"/>
      <text:h text:style-name="Heading_20_2" text:outline-level="2">Qualité technique </text:h>
      <text:h text:style-name="Heading_20_3" text:outline-level="3">Fiabilité et securité</text:h>
      <text:p text:style-name="Text_20_body">En considérant que c’est une nouvelle solution, la fiabilité et la sécurité n’ont pas un niveau assez accentué que celui proposé par des autres solutions déjà établies du marché. <text:s/>La batterie de tests est une partie évidemment important du développement de la solution spécifique, mais il se n’agit pas d’un méthode parfait pour assurer un niveau de sécurité et fiabilité pareil à ceux d’une solution déjà utilisé pour longtemps par beaucoup des entreprises. Et en particulier, l’utilisation de la Web comme le seul moyen de transport de données peut occasionner des soucis par rapport à la fiabilité du système (une panne de connexion Internet, par exemple, peut arrêter des parties importantes du système) et la sécurité (une caractéristique innée d’internet). C’est souhaitable d’avoir un système de détection et correction des bogues, avec un forfait de support logiciel, ce qui ajouterai de coûts de maintenance peut-être considérables. </text:p>
      <text:p text:style-name="Text_20_body"/>
      <text:h text:style-name="Heading_20_3" text:outline-level="3">Évolutivité et facilité de mise à jour</text:h>
      <text:p text:style-name="Text_20_body">Du au fait que la solution spécifique consiste du développement d’un logiciel, et pas d’un progiciel, il y aura des limitations et contraintes remarquables d’évolution. Normalement l’évolution d’un logiciel le transforme de plus en plus en un progiciel (ça veut dire, extraire les modules qui ne sont pas vraiment spécifiques du logiciel en bibliothèques). La modélisation orientée objet prend en considération la modularisation du système avec une <text:soft-page-break/>certaine granularité. Nonobstant cette démarche, l’évolution des logiciels (même ceux orientées objets) est parfois assez complèxes. Les progiciels ont un état de modularisation notable, ce qui permet une évolution rapide, pratique et des mises à jour faisables et fiables. </text:p>
      <text:p text:style-name="Text_20_body"/>
      <text:h text:style-name="Heading_20_3" text:outline-level="3">Facilité d’utilisation et ergonomie</text:h>
      <text:p text:style-name="Text_20_body">En sachant que le développement de la solution spécifique inclut la spécification et conception des IHM, cela présente une adaptabilité prestigieux pour ce qui concerne l’ergonomie et les divers profils d’utilisateurs. En plus, l’évolution de la solution spécifique prend en considération l’évolution des IHM en considérant les résultats des tests des utilisateurs finaux.</text:p>
      <text:p text:style-name="P2"/>
      <text:p text:style-name="Spec_20_-_20_Texte_20_sans_20_mise_20_en_20_forme"><draw:frame text:anchor-type="paragraph" draw:z-index="1" draw:style-name="gr2" draw:text-style-name="P23" svg:width="17.001cm" svg:height="1.213cm" svg:x="0.501cm" svg:y="0.63cm"><draw:text-box><text:p><text:span text:style-name="T4">Note :</text:span></text:p><text:p><text:span text:style-name="T2">Ceci est une note !</text:span></text:p></draw:text-box></draw:frame></text:p>
      <text:p text:style-name="Spec_20_-_20_Texte_20_sans_20_mise_20_en_20_forme"><draw:frame text:anchor-type="paragraph" draw:z-index="3" draw:style-name="gr4" draw:text-style-name="P23" svg:width="17.001cm" svg:height="1.311cm" svg:x="0.501cm" svg:y="5.061cm"><draw:text-box><text:p><text:span text:style-name="T4">ATTENTION !</text:span></text:p><text:p><text:span text:style-name="T2">Ceci est une note importante !</text:span></text:p></draw:text-box></draw:frame><draw:frame text:anchor-type="paragraph" draw:z-index="2" draw:style-name="gr3" draw:text-style-name="P23" svg:width="17.001cm" svg:height="1.311cm" svg:x="0.501cm" svg:y="2.63cm"><draw:text-box><text:p><text:span text:style-name="T4">IMPORTANT !</text:span></text:p><text:p><text:span text:style-name="T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3" svg:width="17.001cm" svg:height="2.479cm" svg:x="0.501cm" svg:y="2.163cm"><draw:text-box><text:p><text:span text:style-name="T1">Note aux développeurs :</text:span></text:p><text:p><text:span text:style-name="T2">Ceci est une note pour les développeurs !</text:span></text:p><text:p><text:span text:style-name="T3">Exemples</text:span><text:span text:style-name="T2"> : </text:span></text:p><text:p><text:span text:style-name="T2">- Prévoir en flexibilité : la liste pourra changer au cours du temps et être 10 fois plus longue.</text:span></text:p><text:p><text:span text:style-name="T2">- Le système AX est incompatible avec le produit AY : Utilisez la méthode BY.</text:span></text:p></draw:text-box></draw:frame><draw:frame text:anchor-type="paragraph" draw:z-index="4" draw:style-name="gr5" draw:text-style-name="P23" svg:width="17.001cm" svg:height="2.885cm" svg:x="0.501cm" svg:y="5.128cm"><draw:text-box><text:p><text:span text:style-name="T5">Note aux fonctionnels :</text:span></text:p><text:p><text:span text:style-name="T2">Ceci est une note pour les fonctionnels.</text:span></text:p><text:p><text:span text:style-name="T3">Exemple</text:span><text:span text:style-name="T2"> : </text:span></text:p><text:p><text:span text:style-name="T2">- Cette décision a été prise afin de rester en accord avec la procédure A090.</text:span></text:p><text:p><text:span text:style-name="T2">- Cette étape de validation est particulièrement importante dans le processus de gestion du magasin. Vérifiez à deux fois plutôt que d' « auto-valider ».</text:span></text:p></draw:text-box></draw:frame><draw:frame text:anchor-type="paragraph" draw:z-index="5" draw:style-name="gr6" draw:text-style-name="P23" svg:width="17.001cm" svg:height="2.885cm" svg:x="0.501cm" svg:y="9.781cm"><draw:text-box><text:p><text:span text:style-name="T6">Note aux testeurs :</text:span></text:p><text:p><text:span text:style-name="T2">Ceci est une note pour les testeurs.</text:span></text:p><text:p><text:span text:style-name="T3">Exemple</text:span><text:span text:style-name="T2"> : </text:span></text:p><text:p><text:span text:style-name="T2">- Pensez à vérifier le comportement de chaque champ obligatoire lorsqu'il est vide.</text:span></text:p><text:p><text:span text:style-name="T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5T13:33:29</meta:creation-date>
    <meta:editing-duration>PT4M14S</meta:editing-duration>
    <meta:editing-cycles>2</meta:editing-cycles>
    <meta:generator>LibreOffice/3.3$Unix LibreOffice_project/330m19$Build-8</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meta:document-statistic meta:table-count="3" meta:image-count="0" meta:object-count="0" meta:page-count="8" meta:paragraph-count="77" meta:word-count="855" meta:character-count="5737"/>
    <dc:date>2011-03-05T13:37:40</dc:date>
    <dc:creator>Leandro Mattioli</dc:creator>
    <meta:user-defined meta:name="Info 2"/>
    <meta:user-defined meta:name="Info 3"/>
    <meta:user-defined meta:name="Info 4"/>
    <meta:user-defined meta:name="License">&lt;a href="http://templates.services.openoffice.org/bsd-license"&gt;BSD&lt;/a&gt; </meta:user-defined>
  </office:meta>
</office:document-meta>
</file>